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officeooo:rsid="000a89e9" officeooo:paragraph-rsid="000a89e9"/>
    </style:style>
    <style:style style:name="P2" style:family="paragraph" style:parent-style-name="Text_20_body">
      <style:text-properties officeooo:rsid="000a89e9" officeooo:paragraph-rsid="000a89e9"/>
    </style:style>
    <style:style style:name="P3" style:family="paragraph" style:parent-style-name="Text_20_body">
      <style:text-properties officeooo:rsid="000b0874" officeooo:paragraph-rsid="000b0874"/>
    </style:style>
    <style:style style:name="P4" style:family="paragraph" style:parent-style-name="Text_20_body">
      <style:paragraph-properties fo:text-align="justify" style:justify-single-word="false"/>
      <style:text-properties officeooo:rsid="000b0874" officeooo:paragraph-rsid="000b0874"/>
    </style:style>
    <style:style style:name="P5" style:family="paragraph" style:parent-style-name="Heading_20_1">
      <style:text-properties officeooo:paragraph-rsid="000be430"/>
    </style:style>
    <style:style style:name="P6" style:family="paragraph" style:parent-style-name="Standard" style:list-style-name="L2">
      <style:paragraph-properties fo:text-align="justify" style:justify-single-word="false"/>
      <style:text-properties style:text-underline-style="none" officeooo:rsid="000a89e9" officeooo:paragraph-rsid="000a89e9"/>
    </style:style>
    <style:style style:name="P7" style:family="paragraph" style:parent-style-name="Text_20_body" style:list-style-name="L1">
      <style:text-properties officeooo:rsid="000a89e9" officeooo:paragraph-rsid="000a89e9"/>
    </style:style>
    <style:style style:name="P8" style:family="paragraph" style:parent-style-name="Text_20_body" style:list-style-name="L3">
      <style:text-properties officeooo:rsid="000b0874" officeooo:paragraph-rsid="000b0874"/>
    </style:style>
    <style:style style:name="P9" style:family="paragraph" style:parent-style-name="Text_20_body">
      <style:paragraph-properties fo:text-align="justify" style:justify-single-word="false"/>
      <style:text-properties officeooo:rsid="000cc016" officeooo:paragraph-rsid="000be430"/>
    </style:style>
    <style:style style:name="P10" style:family="paragraph" style:parent-style-name="Text_20_body" style:list-style-name="L4">
      <style:text-properties officeooo:rsid="000cc016" officeooo:paragraph-rsid="000be430"/>
    </style:style>
    <style:style style:name="P11" style:family="paragraph" style:parent-style-name="Text_20_body">
      <style:text-properties officeooo:rsid="000cc016" officeooo:paragraph-rsid="000be430"/>
    </style:style>
    <style:style style:name="T1" style:family="text">
      <style:text-properties officeooo:rsid="000b087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U2, Choose Boat</text:h>
      <text:p text:style-name="P2">The lifelines involved in this sequence diagram are:</text:p>
      <text:list text:style-name="L1">
        <text:list-item>
          <text:p text:style-name="P7">User</text:p>
        </text:list-item>
        <text:list-item>
          <text:p text:style-name="P7">Main Menu</text:p>
        </text:list-item>
        <text:list-item>
          <text:p text:style-name="P7">BoatDisplay Menu</text:p>
        </text:list-item>
        <text:list-item>
          <text:p text:style-name="P7">Boat</text:p>
        </text:list-item>
        <text:list-item>
          <text:p text:style-name="P7">Player</text:p>
        </text:list-item>
      </text:list>
      <text:p text:style-name="P1">This sequence diagram, <text:span text:style-name="T1">CU2, </text:span>Choose Boat, depicts the interactions between various objects when a user selects a boat in Dragon Boat Racing. The process starts with the user clicking the "Choose Boat" button on the main menu. The main menu responds by creating and displaying the BoatDisplay Menu, which then initiates the loading of boats by calling the Boat object. The Boat object creates and loads the boats, and this information is sent back to the BoatDisplay Menu, which is then fully loaded and ready for user interaction. The BoatDisplay Menu then displays the list of boats to the user. The user selects a boat, which is then communicated back to the BoatDisplay Menu. The selected boat is assigned to the player. Finally, the BoatDisplay Menu returns the user to the main menu, which is displayed again to complete the interaction.</text:p>
      <text:p text:style-name="P1"/>
      <text:h text:style-name="Heading_20_1" text:outline-level="1">CU3, Settings</text:h>
      <text:p text:style-name="P1">In the CU3, Settings sequence diagram, the following lifelines are involved:</text:p>
      <text:list text:style-name="L2">
        <text:list-item>
          <text:p text:style-name="P6">User</text:p>
        </text:list-item>
        <text:list-item>
          <text:p text:style-name="P6">Main Menu</text:p>
        </text:list-item>
        <text:list-item>
          <text:p text:style-name="P6">Settings Menu</text:p>
        </text:list-item>
      </text:list>
      <text:p text:style-name="P1">In Use Case 3 (CU3), "Settings," the sequence begins with the user interacting with the main menu to open the settings. Upon clicking the "settings" button, the main menu initializes and creates the settings menu, which is then displayed to the user. The user makes changes within the settings menu, such as adjusting key binds or volume settings. The system temporarily applies the changes and prompts the user to confirm whether to apply the changes. If the user confirms (persist == true), the settings are applied, and the user is returned to the main menu with the new settings in effect. Alternatively, if the user chooses not to persist with the changes (persist == false), the changes are undone, and the user returns to the main menu with the original settings intact.</text:p>
      <text:p text:style-name="P1"/>
      <text:h text:style-name="Heading_20_1" text:outline-level="1">CU4, Credits</text:h>
      <text:p text:style-name="P3">The lifelines involved are the following:</text:p>
      <text:list text:style-name="L3">
        <text:list-item>
          <text:p text:style-name="P8">User</text:p>
        </text:list-item>
        <text:list-item>
          <text:p text:style-name="P8">Main Menu</text:p>
        </text:list-item>
        <text:list-item>
          <text:p text:style-name="P8">VideoPlayer</text:p>
        </text:list-item>
      </text:list>
      <text:p text:style-name="P4">In Use Case 4 (CU4), “Credits”, the sequence begins with the user ineracting with the main menu to see the credits. Upon clicking the “credits” button, the main menu sends a message to the VideoPlayer to play the credits video, which then takes over the screen to play the credits video. The video plays until it ends or the user interupts the video by pressing the escape key in which case <text:soft-page-break/>the system breaks out of the loop. At the end, the video player notifies the main menu that the video has ended and so the main menu is displayed to the user.</text:p>
      <text:h text:style-name="P5" text:outline-level="1">CU8, Simon Says Minigame</text:h>
      <text:p text:style-name="P11">The lifelines involved in this sequence diagram are:</text:p>
      <text:list text:style-name="L4">
        <text:list-item>
          <text:p text:style-name="P10">User</text:p>
        </text:list-item>
        <text:list-item>
          <text:p text:style-name="P10">Minigame</text:p>
        </text:list-item>
      </text:list>
      <text:p text:style-name="P9">The self-message of “minigame has been played” will be a value saved by the level for future checks when the player dies. If the value of minigame played is equal to true, on the next player death the game will not trigger the minigame level again and end the current run definitely. Otherwise, the minigame starts on player death and the value of “minigame played” is upda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6:10:38.816914910</meta:creation-date>
    <dc:date>2024-05-16T19:05:14.642597818</dc:date>
    <meta:editing-duration>PT1H33M29S</meta:editing-duration>
    <meta:editing-cycles>3</meta:editing-cycles>
    <meta:generator>LibreOffice/7.5.9.2$Linux_X86_64 LibreOffice_project/50$Build-2</meta:generator>
    <meta:document-statistic meta:table-count="0" meta:image-count="0" meta:object-count="0" meta:page-count="2" meta:paragraph-count="25" meta:word-count="518" meta:character-count="2944" meta:non-whitespace-character-count="2464"/>
  </office:meta>
</office:document-meta>
</file>